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DocHeading1">
      <style:text-properties officeooo:rsid="0051a912" officeooo:paragraph-rsid="0056bbd8"/>
    </style:style>
    <style:style style:name="P6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7" style:family="paragraph" style:parent-style-name="Text_20_body">
      <style:text-properties officeooo:paragraph-rsid="0056bbd8"/>
    </style:style>
    <style:style style:name="P8" style:family="paragraph" style:parent-style-name="Text_20_body" style:list-style-name="L1">
      <style:text-properties officeooo:paragraph-rsid="0056bbd8"/>
    </style:style>
    <style:style style:name="P9" style:family="paragraph" style:parent-style-name="Text_20_body" style:list-style-name="L2">
      <style:text-properties officeooo:paragraph-rsid="0056bbd8"/>
    </style:style>
    <style:style style:name="P10" style:family="paragraph" style:parent-style-name="Text_20_body" style:list-style-name="L3">
      <style:text-properties officeooo:paragraph-rsid="0056bbd8"/>
    </style:style>
    <style:style style:name="P11" style:family="paragraph" style:parent-style-name="Text_20_body" style:list-style-name="L4">
      <style:text-properties officeooo:paragraph-rsid="0056bbd8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6bb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6"><text:title>Introduction</text:title></text:p>
      <text:h text:style-name="P5" text:outline-level="1"><text:span text:style-name="T3">Frequency Based Dynamic Analysis</text:span></text:h>
      <text:p text:style-name="P7"><text:span text:style-name="T3">oFreq has two modes of operation. <text:s/>It performs frequency based linear response analysis. <text:s/>Or, it calculates resonant frequencies and mode shapes. <text:s/>The program incorporates user forces and hydrodynamic forces.</text:span></text:p>
      <text:h text:style-name="DocHeading1" text:outline-level="1"><text:span text:style-name="T3">Features</text:span></text:h>
      <text:h text:style-name="DocHeading2" text:outline-level="2"><text:span text:style-name="T3">Dynamic Response Analysis</text:span></text:h>
      <text:p text:style-name="P7"><text:span text:style-name="T3">The program conducts dynamic response analysis. <text:s/>The program accepts a collection of hydrodynamic and user defined forces, and body mass. <text:s/>These forces are then combined to solve for response motions. <text:s/>Response amplitude and phase are calculated for each individual degree of freedom <text:s/>The program is flexible enough to allow definition of any system of motion, with unlimited degrees of freedom.</text:span></text:p>
      <text:h text:style-name="DocHeading2" text:outline-level="2"><text:span text:style-name="T3">Resonant Frequency Analysis</text:span></text:h>
      <text:p text:style-name="P7"><text:span text:style-name="T3">All the features of response analysis, but this time the program solves for resonant frequency. <text:s/>It provides efficient calculation of resonant frequencies and resulting mode shapes for each resonant frequency. <text:s/>Relative response amplitude and relative response forces are presented.</text:span></text:p>
      <text:h text:style-name="DocHeading2" text:outline-level="2"><text:span text:style-name="T3">Multiple Body Support</text:span></text:h>
      <text:p text:style-name="P7"><text:span text:style-name="T3">oFreq supports unlimited numbers of body definitions! <text:s/>Each body can have its own location and orientation. <text:s/>Body interactions are possible through hydrodynamic forces or custom user defined forces.</text:span></text:p>
      <text:h text:style-name="DocHeading2" text:outline-level="2"><text:span text:style-name="T3">Hydrodynamic Forces Support</text:span></text:h>
      <text:p text:style-name="P7"><text:span text:style-name="T3">oFreq supports hydrodynamic interaction from previous calculations of oHydro. <text:s/>The user simply specifies the path to the oHydro run directory, and oFreq automatically integrates the following hydrodynamic forces.</text:span></text:p>
      <text:list xml:id="list1221947083" text:style-name="L1">
        <text:list-item>
          <text:p text:style-name="P8"><text:span text:style-name="T3">Hydrodynamic Active Forces: <text:s/>Forces independent of body responses and frequency. <text:s/>Provides inputs to drive the motion of the body.</text:span></text:p>
        </text:list-item>
        <text:list-item>
          <text:p text:style-name="P8"><text:span text:style-name="T3">Hydrodynamic Reactive Forces: <text:s/>Forces dependent on body responses. <text:s/>Defined through linear coefficients. <text:s/>Each coefficient can be specified for an individual equation, variable in that equation, and order of derivative associated with that variable. <text:s/>Forces are defined up to second order derivatives. <text:s/>This includes hydrostatic forces, added damping, and added mass.</text:span></text:p>
        </text:list-item>
        <text:list-item>
          <text:p text:style-name="P8"><text:soft-page-break/><text:span text:style-name="T3">Hydrodynamic Cross-Body Forces: <text:s/>Reactive forces that depend on the motion variables of another body. <text:s/>Body coupling are two-way by default, but structure of force definition does allow one-way coupling.</text:span></text:p>
        </text:list-item>
      </text:list>
      <text:h text:style-name="DocHeading2" text:outline-level="2"><text:span text:style-name="T3">Custom User Forces</text:span></text:h>
      <text:p text:style-name="P7"><text:span text:style-name="T3">The user can define custom forces acting on the body. <text:s/>All forces offer fine level definition down to the individual equation of motion, variable, and order of derivative. <text:s/>Three force types are available.</text:span></text:p>
      <text:list xml:id="list1928663784" text:style-name="L2">
        <text:list-item>
          <text:p text:style-name="P9"><text:span text:style-name="T3">User Active Forces: <text:s/>Forces independent of body responses and frequency. <text:s/>Provides inputs to drive the motion of the body.</text:span></text:p>
        </text:list-item>
        <text:list-item>
          <text:p text:style-name="P9"><text:span text:style-name="T3">User Reactive Forces: <text:s/>Forces dependent on body responses. <text:s/>Defined through linear coefficients. <text:s/>Each coefficient can be specified for an individual equation, variable in that equation, and order of derivative associated with that variable. <text:s/>Unlimited orders of derivative are allowed. <text:s/>Typical uses may only go up to definition for a second order derivative (acceleration), but you can go to higher orders without limit. <text:s/>This is especially useful for modeling active control systems.</text:span></text:p>
        </text:list-item>
        <text:list-item>
          <text:p text:style-name="P9"><text:span text:style-name="T3">User Cross-Body Forces: <text:s/>Reactive forces that depend on the motion variables of another body. <text:s/>Body coupling can be one-way or two-way. <text:s/>All the features of reactive forces are still available: <text:s/>equation, variable, and derivative specification; unlimited derivatives, etc.</text:span></text:p>
        </text:list-item>
      </text:list>
      <text:p text:style-name="P7"><text:span text:style-name="T3">The method of force definition also allows the user to create a library of custom forces and select from individual force sets within the library. <text:s/>Multiple force sets can be selected.</text:span></text:p>
      <text:h text:style-name="DocHeading2" text:outline-level="2"><text:span text:style-name="T3">Standard Motion Models</text:span></text:h>
      <text:p text:style-name="P7"><text:span text:style-name="T3">oFreq implements the following standard motion models by default. <text:s/>The user can select a different motion model for each body defined.</text:span></text:p>
      <text:list xml:id="list1594821335" text:style-name="L3">
        <text:list-item>
          <text:p text:style-name="P10"><text:span text:style-name="T3">Six degree of freedom.</text:span></text:p>
        </text:list-item>
      </text:list>
      <text:h text:style-name="DocHeading2" text:outline-level="2"><text:span text:style-name="T3">User Customized Motion Models</text:span></text:h>
      <text:p text:style-name="P7"><text:span text:style-name="T3">Want to do more? <text:s/>oFreq supports up to 25 different motion model definitions. <text:s/>The user can reprogram these motion models to create a custom equation of motion. <text:s/>A working knowledge of C++ programming is required, but the models are isolated from the rest of the program. <text:s/>It is possible to create customized models without reprogramming the entire application.</text:span></text:p>
      <text:p text:style-name="P7"><text:span text:style-name="T3">Custom motion models can access all hydrodynamic forces, user defined forces, and body mass properties. <text:s/>They can be created in any combination desired. <text:s/>The program permits an unlimited number of equations, with any combination of mathematical operators for equation definition. <text:s/>This allows unlimited flexibility. <text:s/>No matter what the system, if you can write the mathematics for it, oFreq can solve the dynamics.</text:span></text:p>
      <text:h text:style-name="DocHeading2" text:outline-level="2"><text:span text:style-name="T3">Plethora of Outputs</text:span></text:h>
      <text:p text:style-name="P7"><text:span text:style-name="T3">All outputs are ASCII text files by default. <text:s/>Nothing is hidden in binary files. <text:s/>All information is accessible and reviewable by the user. <text:s/>These files are formatted to easily copy into spreadsheet programs for additional post processing. <text:s/>And there are plenty of outputs to choose from. <text:s/>The program provides the </text:span><text:soft-page-break/><text:span text:style-name="T3">following outputs by default.</text:span></text:p>
      <text:list xml:id="list152478268" text:style-name="L4">
        <text:list-item>
          <text:p text:style-name="P11"><text:span text:style-name="T3">Global motion amplitude and phase for each body.</text:span></text:p>
        </text:list-item>
        <text:list-item>
          <text:p text:style-name="P11"><text:span text:style-name="T3">Global velocity amplitude and phase for each body.</text:span></text:p>
        </text:list-item>
        <text:list-item>
          <text:p text:style-name="P11"><text:span text:style-name="T3">Global acceleration amplitude and phase for each body.</text:span></text:p>
        </text:list-item>
        <text:list-item>
          <text:p text:style-name="P11"><text:span text:style-name="T3">Amplitude and phase of reactive forces for each motion and each order of derivative.</text:span></text:p>
        </text:list-item>
        <text:list-item>
          <text:p text:style-name="P11"><text:span text:style-name="T3">Wave frequencies, formatted for copying into spreadsheets.</text:span></text:p>
        </text:list-item>
        <text:list-item>
          <text:p text:style-name="P11"><text:span text:style-name="T3">Wave directions, formatted for copying into spreadsheets.</text:span></text:p>
        </text:list-item>
        <text:list-item>
          <text:p text:style-name="P11"><text:span text:style-name="T3">Wave energy spectrum generated, for each direction.</text:span></text:p>
        </text:list-item>
        <text:list-item>
          <text:p text:style-name="P11"><text:span text:style-name="T3">Amplitude and phase of hydrodynamic force for wave amplitudes specified.</text:span></text:p>
        </text:list-item>
        <text:list-item>
          <text:p text:style-name="P11"><text:span text:style-name="T3">Wave amplitudes for frequencies specified.</text:span></text:p>
        </text:list-item>
        <text:list-item>
          <text:p text:style-name="P11"><text:span text:style-name="T3">Local motion amplitude and phase for each body. <text:s/>Multiple local locations can be defined.</text:span></text:p>
        </text:list-item>
        <text:list-item>
          <text:p text:style-name="P11"><text:span text:style-name="T3">Local velocity amplitude and phase for each body. <text:s/>Multiple local locations can be defined.</text:span></text:p>
        </text:list-item>
        <text:list-item>
          <text:p text:style-name="P11"><text:span text:style-name="T3">Local acceleration amplitude and phase for each body. <text:s/>Multiple local locations can be defined.</text:span></text:p>
        </text:list-item>
        <text:list-item>
          <text:p text:style-name="P11"><text:span text:style-name="T3">Calculated energy extracted for each degree of freedom.</text:span></text:p>
        </text:list-item>
      </text:list>
      <text:p text:style-name="P7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001_summary.odt</text:file-name></text:span><text:tab/> <text:a xlink:type="simple" xlink:href="http://www.dmsonline.us/"><text:span text:style-name="MT1">www.dmsonline.us</text:span></text:a><text:tab/>Page <text:page-number text:select-page="current">3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001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1T17:00:58</meta:creation-date>
    <meta:editing-cycles>2</meta:editing-cycles>
    <meta:editing-duration>P0D</meta:editing-duration>
    <dc:description>Introduction to oFreq.</dc:description>
    <dc:subject>U04-0001</dc:subject>
    <dc:title>Introduction</dc:title>
    <dc:date>2014-04-21T17:05:22</dc:date>
    <meta:document-statistic meta:table-count="0" meta:image-count="0" meta:object-count="0" meta:page-count="3" meta:paragraph-count="46" meta:word-count="850" meta:character-count="5763" meta:non-whitespace-character-count="4910"/>
    <meta:user-defined meta:name="Info 1"/>
    <meta:user-defined meta:name="Info 2"/>
    <meta:user-defined meta:name="Info 3"/>
    <meta:user-defined meta:name="Info 4"/>
  </office:meta>
</office:document-meta>
</file>